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4.0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Multimedijska oprema - Projektor s projekcijskim platnom Tip 1</text:p>
          </table:table-cell>
        </table:table-row>
        <table:table-row table:style-name="ro1">
          <table:table-cell office:value-type="string" calcext:value-type="string">
            <text:p>453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ultimedijska oprema - Projektor s projekcijskim platnom Tip 1</text:p>
          </table:table-cell>
        </table:table-row>
        <table:table-row table:style-name="ro1">
          <table:table-cell office:value-type="string" calcext:value-type="string">
            <text:p>450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ltimedijska oprema - Projektor s projekcijskim platnom Tip 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Multimedijska oprema - Projektor s projekcijskim platnom Tip 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string" calcext:value-type="string">
            <text:p>542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string" calcext:value-type="string">
            <text:p>531b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string" calcext:value-type="string">
            <text:p>531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Multimedijska oprema - Projektor s projekcijskim platnom Tip 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ultimedijska oprema - Projektor s projekcijskim platnom Tip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6-04-13T08:48:10.875023400</dc:date>
    <meta:editing-duration>PT4M3S</meta:editing-duration>
    <meta:editing-cycles>1</meta:editing-cycles>
    <meta:generator>LibreOffice/6.4.7.2$Linux_X86_64 LibreOffice_project/40$Build-2</meta:generator>
    <meta:document-statistic meta:table-count="1" meta:cell-count="78" meta:object-count="0"/>
  </office:meta>
</office:document-meta>
</file>